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Aptos" style:font-name-complex="Aptos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Aptos" style:font-name-complex="Aptos"/>
    </style:style>
    <style:style style:name="T6" style:parent-style-name="DefaultParagraphFont" style:family="text">
      <style:text-properties style:font-name="MS Gothic" style:font-name-asian="MS Gothic" style:font-name-complex="MS Gothic"/>
    </style:style>
    <style:style style:name="T7" style:parent-style-name="DefaultParagraphFont" style:family="text">
      <style:text-properties style:font-name="Aptos" style:font-name-complex="Aptos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MS Gothic" style:font-name-asian="MS Gothic" style:font-name-complex="MS Gothic"/>
    </style:style>
    <style:style style:name="T10" style:parent-style-name="DefaultParagraphFont" style:family="text">
      <style:text-properties style:font-name="Aptos" style:font-name-complex="Aptos"/>
    </style:style>
    <style:style style:name="T11" style:parent-style-name="DefaultParagraphFont" style:family="text">
      <style:text-properties style:font-name="MS Gothic" style:font-name-asian="MS Gothic" style:font-name-complex="MS Gothic"/>
    </style:style>
    <style:style style:name="T12" style:parent-style-name="DefaultParagraphFont" style:family="text">
      <style:text-properties style:font-name="Aptos" style:font-name-complex="Aptos"/>
    </style:style>
    <style:style style:name="T13" style:parent-style-name="DefaultParagraphFont" style:family="text">
      <style:text-properties style:font-name="MS Gothic" style:font-name-asian="MS Gothic" style:font-name-complex="MS Gothic"/>
    </style:style>
    <style:style style:name="T14" style:parent-style-name="DefaultParagraphFont" style:family="text">
      <style:text-properties style:font-name="MS Gothic" style:font-name-asian="MS Gothic" style:font-name-complex="MS Gothic"/>
    </style:style>
    <style:style style:name="T15" style:parent-style-name="DefaultParagraphFont" style:family="text">
      <style:text-properties style:font-name="Aptos" style:font-name-complex="Aptos"/>
    </style:style>
    <style:style style:name="T16" style:parent-style-name="DefaultParagraphFont" style:family="text">
      <style:text-properties style:font-name="MS Gothic" style:font-name-asian="MS Gothic" style:font-name-complex="MS Gothic"/>
    </style:style>
    <style:style style:name="T17" style:parent-style-name="DefaultParagraphFont" style:family="text">
      <style:text-properties style:font-name="Aptos" style:font-name-complex="Aptos"/>
    </style:style>
    <style:style style:name="T18" style:parent-style-name="DefaultParagraphFont" style:family="text">
      <style:text-properties style:font-name="MS Gothic" style:font-name-asian="MS Gothic" style:font-name-complex="MS Gothic"/>
    </style:style>
    <style:style style:name="T19" style:parent-style-name="DefaultParagraphFont" style:family="text">
      <style:text-properties style:font-name="MS Gothic" style:font-name-asian="MS Gothic" style:font-name-complex="MS Gothic"/>
    </style:style>
    <style:style style:name="T20" style:parent-style-name="DefaultParagraphFont" style:family="text">
      <style:text-properties style:font-name="Aptos" style:font-name-complex="Aptos"/>
    </style:style>
    <style:style style:name="T21" style:parent-style-name="DefaultParagraphFont" style:family="text">
      <style:text-properties style:font-name="MS Gothic" style:font-name-asian="MS Gothic" style:font-name-complex="MS Gothic"/>
    </style:style>
    <style:style style:name="T22" style:parent-style-name="DefaultParagraphFont" style:family="text">
      <style:text-properties style:font-name="Aptos" style:font-name-complex="Aptos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="MS Gothic" style:font-name-asian="MS Gothic" style:font-name-complex="MS Gothic"/>
    </style:style>
    <style:style style:name="T25" style:parent-style-name="DefaultParagraphFont" style:family="text">
      <style:text-properties style:font-name="Aptos" style:font-name-complex="Aptos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Aptos" style:font-name-complex="Aptos"/>
    </style:style>
    <style:style style:name="T28" style:parent-style-name="DefaultParagraphFont" style:family="text">
      <style:text-properties style:font-name="MS Gothic" style:font-name-asian="MS Gothic" style:font-name-complex="MS Gothic"/>
    </style:style>
    <style:style style:name="T29" style:parent-style-name="DefaultParagraphFont" style:family="text">
      <style:text-properties style:font-name="Aptos" style:font-name-complex="Aptos"/>
    </style:style>
    <style:style style:name="T30" style:parent-style-name="DefaultParagraphFont" style:family="text">
      <style:text-properties style:font-name="MS Gothic" style:font-name-asian="MS Gothic" style:font-name-complex="MS Gothic"/>
    </style:style>
    <style:style style:name="T31" style:parent-style-name="DefaultParagraphFont" style:family="text">
      <style:text-properties style:font-name="Aptos" style:font-name-complex="Aptos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="Aptos" style:font-name-complex="Aptos"/>
    </style:style>
    <style:style style:name="T34" style:parent-style-name="DefaultParagraphFont" style:family="text">
      <style:text-properties style:font-name="MS Gothic" style:font-name-asian="MS Gothic" style:font-name-complex="MS Gothic"/>
    </style:style>
    <style:style style:name="T35" style:parent-style-name="DefaultParagraphFont" style:family="text">
      <style:text-properties style:font-name="Aptos" style:font-name-complex="Aptos"/>
    </style:style>
    <style:style style:name="T36" style:parent-style-name="DefaultParagraphFont" style:family="text">
      <style:text-properties style:font-name="MS Gothic" style:font-name-asian="MS Gothic" style:font-name-complex="MS Gothic"/>
    </style:style>
    <style:style style:name="T37" style:parent-style-name="DefaultParagraphFont" style:family="text">
      <style:text-properties style:font-name="Aptos" style:font-name-complex="Aptos"/>
    </style:style>
    <style:style style:name="T38" style:parent-style-name="DefaultParagraphFont" style:family="text">
      <style:text-properties style:font-name="MS Gothic" style:font-name-asian="MS Gothic" style:font-name-complex="MS Gothic"/>
    </style:style>
    <style:style style:name="T39" style:parent-style-name="DefaultParagraphFont" style:family="text">
      <style:text-properties style:font-name="Aptos" style:font-name-complex="Aptos"/>
    </style:style>
    <style:style style:name="T40" style:parent-style-name="DefaultParagraphFont" style:family="text">
      <style:text-properties style:font-name="MS Gothic" style:font-name-asian="MS Gothic" style:font-name-complex="MS Gothic"/>
    </style:style>
    <style:style style:name="T41" style:parent-style-name="DefaultParagraphFont" style:family="text">
      <style:text-properties style:font-name="Aptos" style:font-name-complex="Aptos"/>
    </style:style>
    <style:style style:name="T42" style:parent-style-name="DefaultParagraphFont" style:family="text">
      <style:text-properties style:font-name="MS Gothic" style:font-name-asian="MS Gothic" style:font-name-complex="MS Gothic"/>
    </style:style>
    <style:style style:name="T43" style:parent-style-name="DefaultParagraphFont" style:family="text">
      <style:text-properties style:font-name="Aptos" style:font-name-complex="Aptos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="Aptos" style:font-name-complex="Aptos"/>
    </style:style>
    <style:style style:name="T46" style:parent-style-name="DefaultParagraphFont" style:family="text">
      <style:text-properties style:font-name="MS Gothic" style:font-name-asian="MS Gothic" style:font-name-complex="MS Gothic"/>
    </style:style>
    <style:style style:name="T47" style:parent-style-name="DefaultParagraphFont" style:family="text">
      <style:text-properties style:font-name="Aptos" style:font-name-complex="Aptos"/>
    </style:style>
    <style:style style:name="T48" style:parent-style-name="DefaultParagraphFont" style:family="text">
      <style:text-properties style:font-name="MS Gothic" style:font-name-asian="MS Gothic" style:font-name-complex="MS Gothic"/>
    </style:style>
    <style:style style:name="T49" style:parent-style-name="DefaultParagraphFont" style:family="text">
      <style:text-properties style:font-name="MS Gothic" style:font-name-asian="MS Gothic" style:font-name-complex="MS Gothic"/>
    </style:style>
    <style:style style:name="T50" style:parent-style-name="DefaultParagraphFont" style:family="text">
      <style:text-properties style:font-name="Aptos" style:font-name-complex="Aptos"/>
    </style:style>
    <style:style style:name="T51" style:parent-style-name="DefaultParagraphFont" style:family="text">
      <style:text-properties style:font-name="MS Gothic" style:font-name-asian="MS Gothic" style:font-name-complex="MS Gothic"/>
    </style:style>
    <style:style style:name="T52" style:parent-style-name="DefaultParagraphFont" style:family="text">
      <style:text-properties style:font-name="Aptos" style:font-name-complex="Aptos"/>
    </style:style>
    <style:style style:name="T53" style:parent-style-name="DefaultParagraphFont" style:family="text">
      <style:text-properties style:font-name="MS Gothic" style:font-name-asian="MS Gothic" style:font-name-complex="MS Gothic"/>
    </style:style>
    <style:style style:name="T54" style:parent-style-name="DefaultParagraphFont" style:family="text">
      <style:text-properties style:font-name="Aptos" style:font-name-complex="Aptos"/>
    </style:style>
    <style:style style:name="T55" style:parent-style-name="DefaultParagraphFont" style:family="text">
      <style:text-properties style:font-name="MS Gothic" style:font-name-asian="MS Gothic" style:font-name-complex="MS Gothic"/>
    </style:style>
    <style:style style:name="T56" style:parent-style-name="DefaultParagraphFont" style:family="text">
      <style:text-properties style:font-name="MS Gothic" style:font-name-asian="MS Gothic" style:font-name-complex="MS Gothic"/>
    </style:style>
    <style:style style:name="T57" style:parent-style-name="DefaultParagraphFont" style:family="text">
      <style:text-properties style:font-name="Aptos" style:font-name-complex="Aptos"/>
    </style:style>
    <style:style style:name="T58" style:parent-style-name="DefaultParagraphFont" style:family="text">
      <style:text-properties style:font-name="MS Gothic" style:font-name-asian="MS Gothic" style:font-name-complex="MS Gothic"/>
    </style:style>
    <style:style style:name="T59" style:parent-style-name="DefaultParagraphFont" style:family="text">
      <style:text-properties style:font-name="Aptos" style:font-name-complex="Aptos"/>
    </style:style>
    <style:style style:name="T60" style:parent-style-name="DefaultParagraphFont" style:family="text">
      <style:text-properties style:font-name="MS Gothic" style:font-name-asian="MS Gothic" style:font-name-complex="MS Gothic"/>
    </style:style>
    <style:style style:name="T61" style:parent-style-name="DefaultParagraphFont" style:family="text">
      <style:text-properties style:font-name="Aptos" style:font-name-complex="Aptos"/>
    </style:style>
    <style:style style:name="T62" style:parent-style-name="DefaultParagraphFont" style:family="text">
      <style:text-properties style:font-name="MS Gothic" style:font-name-asian="MS Gothic" style:font-name-complex="MS Gothic"/>
    </style:style>
    <style:style style:name="T63" style:parent-style-name="DefaultParagraphFont" style:family="text">
      <style:text-properties style:font-name="MS Gothic" style:font-name-asian="MS Gothic" style:font-name-complex="MS Gothic"/>
    </style:style>
    <style:style style:name="T64" style:parent-style-name="DefaultParagraphFont" style:family="text">
      <style:text-properties style:font-name="Aptos" style:font-name-complex="Aptos"/>
    </style:style>
    <style:style style:name="T65" style:parent-style-name="DefaultParagraphFont" style:family="text">
      <style:text-properties style:font-name="MS Gothic" style:font-name-asian="MS Gothic" style:font-name-complex="MS Gothic"/>
    </style:style>
    <style:style style:name="T66" style:parent-style-name="DefaultParagraphFont" style:family="text">
      <style:text-properties style:font-name="Aptos" style:font-name-complex="Aptos"/>
    </style:style>
    <style:style style:name="T67" style:parent-style-name="DefaultParagraphFont" style:family="text">
      <style:text-properties style:font-name="MS Gothic" style:font-name-asian="MS Gothic" style:font-name-complex="MS Gothic"/>
    </style:style>
    <style:style style:name="T68" style:parent-style-name="DefaultParagraphFont" style:family="text">
      <style:text-properties style:font-name="Aptos" style:font-name-complex="Aptos"/>
    </style:style>
    <style:style style:name="T69" style:parent-style-name="DefaultParagraphFont" style:family="text">
      <style:text-properties style:font-name="MS Gothic" style:font-name-asian="MS Gothic" style:font-name-complex="MS Gothic"/>
    </style:style>
    <style:style style:name="T70" style:parent-style-name="DefaultParagraphFont" style:family="text">
      <style:text-properties style:font-name="MS Gothic" style:font-name-asian="MS Gothic" style:font-name-complex="MS Gothic"/>
    </style:style>
    <style:style style:name="T71" style:parent-style-name="DefaultParagraphFont" style:family="text">
      <style:text-properties style:font-name="Aptos" style:font-name-complex="Aptos"/>
    </style:style>
    <style:style style:name="T72" style:parent-style-name="DefaultParagraphFont" style:family="text">
      <style:text-properties style:font-name="MS Gothic" style:font-name-asian="MS Gothic" style:font-name-complex="MS Gothic"/>
    </style:style>
    <style:style style:name="T73" style:parent-style-name="DefaultParagraphFont" style:family="text">
      <style:text-properties style:font-name="Aptos" style:font-name-complex="Aptos"/>
    </style:style>
    <style:style style:name="T74" style:parent-style-name="DefaultParagraphFont" style:family="text">
      <style:text-properties style:font-name="MS Gothic" style:font-name-asian="MS Gothic" style:font-name-complex="MS Gothic"/>
    </style:style>
    <style:style style:name="T75" style:parent-style-name="DefaultParagraphFont" style:family="text">
      <style:text-properties style:font-name="Aptos" style:font-name-complex="Aptos"/>
    </style:style>
    <style:style style:name="T76" style:parent-style-name="DefaultParagraphFont" style:family="text">
      <style:text-properties style:font-name="MS Gothic" style:font-name-asian="MS Gothic" style:font-name-complex="MS Gothic"/>
    </style:style>
    <style:style style:name="T77" style:parent-style-name="DefaultParagraphFont" style:family="text">
      <style:text-properties style:font-name="MS Gothic" style:font-name-asian="MS Gothic" style:font-name-complex="MS Gothic"/>
    </style:style>
    <style:style style:name="T78" style:parent-style-name="DefaultParagraphFont" style:family="text">
      <style:text-properties style:font-name="Aptos" style:font-name-complex="Aptos"/>
    </style:style>
    <style:style style:name="T79" style:parent-style-name="DefaultParagraphFont" style:family="text">
      <style:text-properties style:font-name="MS Gothic" style:font-name-asian="MS Gothic" style:font-name-complex="MS Gothic"/>
    </style:style>
    <style:style style:name="T80" style:parent-style-name="DefaultParagraphFont" style:family="text">
      <style:text-properties style:font-name="Aptos" style:font-name-complex="Aptos"/>
    </style:style>
  </office:automatic-styles>
  <office:body>
    <office:text text:use-soft-page-breaks="true">
      <text:p text:style-name="P1">● Project Analysis: IOC Intelligent Operating Centre</text:p>
      <text:p text:style-name="Normal"/>
      <text:p text:style-name="Normal"><text:s text:c="2"/>Overview <text:s text:c="176"/></text:p>
      <text:p text:style-name="Normal"><text:s text:c="2"/>This is an enterprise-grade Network Operations &amp; Security Management Platform built with PHP. It provides network monitoring, vulnerability assessment, compliance checking, and <text:s text:c="10"/>AI-powered analytics.</text:p>
      <text:p text:style-name="Normal"/>
      <text:p text:style-name="Normal"><text:s text:c="2"/>---</text:p>
      <text:p text:style-name="Normal"><text:s text:c="2"/>Technology Stack</text:p>
      <text:p text:style-name="Normal"><text:s text:c="2"/>┌──────────<text:span text:style-name="T2">┬</text:span><text:span text:style-name="T3">───────────────────────────────────┐</text:span></text:p>
      <text:p text:style-name="Normal"><text:s text:c="2"/>│ <text:s/>Layer <text:s text:c="2"/>│ <text:s text:c="11"/>Technology <text:s text:c="12"/>│</text:p>
      <text:p text:style-name="Normal"><text:s text:c="2"/><text:span text:style-name="T4">├</text:span><text:span text:style-name="T5">──────────</text:span><text:span text:style-name="T6">┼</text:span><text:span text:style-name="T7">───────────────────────────────────</text:span><text:span text:style-name="T8">┤</text:span></text:p>
      <text:p text:style-name="Normal"><text:s text:c="2"/>│ Backend <text:s/>│ PHP 7.4+ (custom framework) <text:s text:c="6"/>│</text:p>
      <text:p text:style-name="Normal"><text:s text:c="2"/><text:span text:style-name="T9">├</text:span><text:span text:style-name="T10">──────────</text:span><text:span text:style-name="T11">┼</text:span><text:span text:style-name="T12">───────────────────────────────────</text:span><text:span text:style-name="T13">┤</text:span></text:p>
      <text:p text:style-name="Normal"><text:s text:c="2"/>│ Database │ MySQL 5.7+ (InnoDB) <text:s text:c="14"/>│</text:p>
      <text:p text:style-name="Normal"><text:s text:c="2"/><text:span text:style-name="T14">├</text:span><text:span text:style-name="T15">──────────</text:span><text:span text:style-name="T16">┼</text:span><text:span text:style-name="T17">───────────────────────────────────</text:span><text:span text:style-name="T18">┤</text:span></text:p>
      <text:p text:style-name="Normal"><text:s text:c="2"/>│ Frontend │ HTML5/CSS3, JavaScript, Bootstrap │</text:p>
      <text:p text:style-name="Normal"><text:s text:c="2"/><text:span text:style-name="T19">├</text:span><text:span text:style-name="T20">──────────</text:span><text:span text:style-name="T21">┼</text:span><text:span text:style-name="T22">───────────────────────────────────</text:span><text:span text:style-name="T23">┤</text:span></text:p>
      <text:p text:style-name="Normal"><text:s text:c="2"/>│ Server <text:s text:c="2"/>│ Apache/Nginx (XAMPP compatible) <text:s text:c="2"/>│</text:p>
      <text:p text:style-name="Normal"><text:s text:c="2"/>└──────────<text:span text:style-name="T24">┴</text:span><text:span text:style-name="T25">───────────────────────────────────┘</text:span></text:p>
      <text:p text:style-name="Normal"><text:s text:c="2"/>---</text:p>
      <text:p text:style-name="Normal"><text:s text:c="2"/>Key Features</text:p>
      <text:p text:style-name="Normal"/>
      <text:p text:style-name="Normal"><text:s text:c="2"/>- Network Discovery - Ping sweep, ARP, SNMP, CDP/LLDP scanning</text:p>
      <text:p text:style-name="Normal"><text:s text:c="2"/>- Vulnerability Assessment - CVE database integration, CVSS scoring</text:p>
      <text:p text:style-name="Normal"><text:s text:c="2"/>- Compliance Checking - NIST, ISO 27001, CIS, PCI DSS, HIPAA, SOC 2</text:p>
      <text:soft-page-break/>
      <text:p text:style-name="Normal"><text:s text:c="2"/>- AI/ML Analytics - Anomaly detection, predictive analytics</text:p>
      <text:p text:style-name="Normal"><text:s text:c="2"/>- 18 SolarWinds-style Modules - NPM, NTA, IPAM, NCM, UDT, SNMP, Topology, etc.</text:p>
      <text:p text:style-name="Normal"><text:s text:c="2"/>- Multi-format Reports - HTML, JSON, CSV exports</text:p>
      <text:p text:style-name="Normal"><text:s text:c="2"/>- Real-time Monitoring - Continuous polling with WebSocket support</text:p>
      <text:p text:style-name="Normal"/>
      <text:p text:style-name="Normal"><text:s text:c="2"/>---</text:p>
      <text:p text:style-name="Normal"><text:s text:c="2"/>Directory Structure</text:p>
      <text:p text:style-name="Normal"/>
      <text:p text:style-name="Normal"><text:s text:c="2"/><text:span text:style-name="T26">├</text:span><text:span text:style-name="T27">──</text:span><text:s/>classes/ <text:s text:c="10"/># Core business logic (8 main classes)</text:p>
      <text:p text:style-name="Normal"><text:s text:c="2"/><text:span text:style-name="T28">├</text:span><text:span text:style-name="T29">──</text:span><text:s/>config/ <text:s text:c="11"/># Database configuration</text:p>
      <text:p text:style-name="Normal"><text:s text:c="2"/><text:span text:style-name="T30">├</text:span><text:span text:style-name="T31">──</text:span><text:s/>database/ <text:s text:c="9"/># SQL schemas (3 files)</text:p>
      <text:p text:style-name="Normal"><text:s text:c="2"/><text:span text:style-name="T32">├</text:span><text:span text:style-name="T33">──</text:span><text:s/>admin/ <text:s text:c="12"/># CMS Admin Portal (12 files)</text:p>
      <text:p text:style-name="Normal"><text:s text:c="2"/><text:span text:style-name="T34">├</text:span><text:span text:style-name="T35">──</text:span><text:s/>modules/ <text:s text:c="10"/># 18 feature modules</text:p>
      <text:p text:style-name="Normal"><text:s text:c="2"/><text:span text:style-name="T36">├</text:span><text:span text:style-name="T37">──</text:span><text:s/>templates/ <text:s text:c="8"/># Report templates</text:p>
      <text:p text:style-name="Normal"><text:s text:c="2"/>└── assets/uploads/ <text:s text:c="3"/># Logo/media storage</text:p>
      <text:p text:style-name="Normal"/>
      <text:p text:style-name="Normal"><text:s text:c="2"/>---</text:p>
      <text:p text:style-name="Normal"><text:s text:c="2"/>Entry Points</text:p>
      <text:p text:style-name="Normal"><text:s text:c="2"/>┌─────────────────<text:span text:style-name="T38">┬</text:span><text:span text:style-name="T39">──────────────────</text:span><text:span text:style-name="T40">┬</text:span><text:span text:style-name="T41">──────────────────────────────────────────┐</text:span></text:p>
      <text:p text:style-name="Normal"><text:s text:c="2"/>│ <text:s text:c="3"/>Interface <text:s text:c="3"/>│ <text:s text:c="6"/>Path <text:s text:c="6"/>│ <text:s text:c="16"/>Purpose <text:s text:c="17"/>│</text:p>
      <text:p text:style-name="Normal"><text:s text:c="2"/><text:span text:style-name="T42">├</text:span><text:span text:style-name="T43">─────────────────</text:span><text:span text:style-name="T44">┼</text:span><text:span text:style-name="T45">──────────────────</text:span><text:span text:style-name="T46">┼</text:span><text:span text:style-name="T47">──────────────────────────────────────────</text:span><text:span text:style-name="T48">┤</text:span></text:p>
      <text:p text:style-name="Normal"><text:s text:c="2"/>│ Admin Login <text:s text:c="4"/>│ /admin/login.php │ Authentication (default: admin/admin123) │</text:p>
      <text:p text:style-name="Normal"><text:s text:c="2"/><text:span text:style-name="T49">├</text:span><text:span text:style-name="T50">─────────────────</text:span><text:span text:style-name="T51">┼</text:span><text:span text:style-name="T52">──────────────────</text:span><text:span text:style-name="T53">┼</text:span><text:span text:style-name="T54">──────────────────────────────────────────</text:span><text:span text:style-name="T55">┤</text:span></text:p>
      <text:soft-page-break/>
      <text:p text:style-name="Normal"><text:s text:c="2"/>│ Admin Dashboard │ /admin/index.php │ Settings, branding, management <text:s text:c="10"/>│</text:p>
      <text:p text:style-name="Normal"><text:s text:c="2"/><text:span text:style-name="T56">├</text:span><text:span text:style-name="T57">─────────────────</text:span><text:span text:style-name="T58">┼</text:span><text:span text:style-name="T59">──────────────────</text:span><text:span text:style-name="T60">┼</text:span><text:span text:style-name="T61">──────────────────────────────────────────</text:span><text:span text:style-name="T62">┤</text:span></text:p>
      <text:p text:style-name="Normal"><text:s text:c="2"/>│ Task Manager <text:s text:c="3"/>│ /admin/tasks.php │ Vulnerability remediation tasks <text:s text:c="9"/>│</text:p>
      <text:p text:style-name="Normal"><text:s text:c="2"/><text:span text:style-name="T63">├</text:span><text:span text:style-name="T64">─────────────────</text:span><text:span text:style-name="T65">┼</text:span><text:span text:style-name="T66">──────────────────</text:span><text:span text:style-name="T67">┼</text:span><text:span text:style-name="T68">──────────────────────────────────────────</text:span><text:span text:style-name="T69">┤</text:span></text:p>
      <text:p text:style-name="Normal"><text:s text:c="2"/>│ CLI Scanner <text:s text:c="4"/>│ scan_cli.php <text:s text:c="4"/>│ Automation &amp; scripting <text:s text:c="18"/>│</text:p>
      <text:p text:style-name="Normal"><text:s text:c="2"/><text:span text:style-name="T70">├</text:span><text:span text:style-name="T71">─────────────────</text:span><text:span text:style-name="T72">┼</text:span><text:span text:style-name="T73">──────────────────</text:span><text:span text:style-name="T74">┼</text:span><text:span text:style-name="T75">──────────────────────────────────────────</text:span><text:span text:style-name="T76">┤</text:span></text:p>
      <text:p text:style-name="Normal"><text:s text:c="2"/>│ Modules <text:s text:c="8"/>│ /modules/*.php <text:s text:c="2"/>│ Individual monitoring tools <text:s text:c="13"/>│</text:p>
      <text:p text:style-name="Normal"><text:s text:c="2"/>└─────────────────<text:span text:style-name="T77">┴</text:span><text:span text:style-name="T78">──────────────────</text:span><text:span text:style-name="T79">┴</text:span><text:span text:style-name="T80">──────────────────────────────────────────┘</text:span></text:p>
      <text:p text:style-name="Normal"><text:s text:c="2"/>---</text:p>
      <text:p text:style-name="Normal"><text:s text:c="2"/>Core Classes</text:p>
      <text:p text:style-name="Normal"/>
      <text:p text:style-name="Normal"><text:s text:c="2"/>- Database.php - Singleton PDO connection manager</text:p>
      <text:p text:style-name="Normal"><text:s text:c="2"/>- VulnerabilityScanner.php - Security assessment engine</text:p>
      <text:p text:style-name="Normal"><text:s text:c="2"/>- ComplianceChecker.php - Multi-framework compliance validation</text:p>
      <text:p text:style-name="Normal"><text:s text:c="2"/>- ReportGenerator.php - Multi-format report generation</text:p>
      <text:p text:style-name="Normal"><text:s text:c="2"/>- AlertManager.php - Email/SMS/Webhook notifications</text:p>
      <text:p text:style-name="Normal"><text:s text:c="2"/>- RealtimeMonitor.php - Continuous metrics collection</text:p>
      <text:p text:style-name="Normal"><text:s text:c="2"/>- DeviceDiscovery.php - Network device discovery</text:p>
      <text:p text:style-name="Normal"><text:s text:c="2"/>- PerformanceBaseline.php - ML-driven anomaly detection</text:p>
      <text:p text:style-name="Normal"/>
      <text:p text:style-name="Normal"><text:s text:c="2"/>---</text:p>
      <text:p text:style-name="Normal"><text:s text:c="2"/>Architecture Patterns</text:p>
      <text:p text:style-name="Normal"/>
      <text:soft-page-break/>
      <text:p text:style-name="Normal"><text:s text:c="2"/>- Singleton for database connections</text:p>
      <text:p text:style-name="Normal"><text:s text:c="2"/>- Layered architecture (DB → Business Logic → Presentation)</text:p>
      <text:p text:style-name="Normal"><text:s text:c="2"/>- Modular design with independent module schemas</text:p>
      <text:p text:style-name="Normal"><text:s text:c="2"/>- Security-first - PDO prepared statements, password hashing, session auth</text:p>
      <text:p text:style-name="Normal"/>
      <text:p text:style-name="Normal"><text:s text:c="2"/>---</text:p>
      <text:p text:style-name="Normal"><text:s text:c="2"/>Setup</text:p>
      <text:p text:style-name="Normal"/>
      <text:p text:style-name="Normal"><text:s text:c="2"/>1. Run setup_all_tables.php to initialize database</text:p>
      <text:p text:style-name="Normal"><text:s text:c="2"/>2. Configure config/database.php or use .env file</text:p>
      <text:p text:style-name="Normal"><text:s text:c="2"/>3. Access admin at /admin/login.php</text:p>
      <text:p text:style-name="Normal"/>
      <text:p text:style-name="Normal"><text:s text:c="2"/>The project is well-documented with README.md, INSTALL.md, and troubleshooting guides include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ngikhaya Stuurman</meta:initial-creator>
    <dc:creator>Jongikhaya Stuurman</dc:creator>
    <meta:creation-date>2026-01-25T18:53:00Z</meta:creation-date>
    <dc:date>2026-01-25T18:54:00Z</dc:date>
    <meta:template xlink:href="Normal" xlink:type="simple"/>
    <meta:editing-cycles>1</meta:editing-cycles>
    <meta:editing-duration>PT60S</meta:editing-duration>
    <meta:document-statistic meta:page-count="4" meta:paragraph-count="55" meta:word-count="585" meta:character-count="3967" meta:row-count="110" meta:non-whitespace-character-count="3437"/>
  </office:meta>
</office:document-meta>
</file>